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875in"/>
    </style:style>
    <style:style style:name="Table1.B" style:family="table-column">
      <style:table-column-properties style:column-width="2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2" style:family="paragraph" style:parent-style-name="Preformatted_20_Text">
      <style:text-properties officeooo:paragraph-rsid="000c7965"/>
    </style:style>
    <style:style style:name="P3" style:family="paragraph" style:parent-style-name="Preformatted_20_Text">
      <style:text-properties officeooo:paragraph-rsid="00118c27"/>
    </style:style>
    <style:style style:name="P4" style:family="paragraph" style:parent-style-name="Preformatted_20_Text">
      <style:text-properties officeooo:rsid="001e7072" officeooo:paragraph-rsid="001e7072"/>
    </style:style>
    <style:style style:name="P5" style:family="paragraph" style:parent-style-name="Preformatted_20_Text">
      <style:text-properties officeooo:paragraph-rsid="001e7072"/>
    </style:style>
    <style:style style:name="P6" style:family="paragraph" style:parent-style-name="Standard">
      <style:text-properties officeooo:paragraph-rsid="000a0946"/>
    </style:style>
    <style:style style:name="P7" style:family="paragraph" style:parent-style-name="Standard">
      <style:text-properties officeooo:paragraph-rsid="001b6698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e7072" officeooo:paragraph-rsid="001e7072" style:font-size-asian="24pt" style:font-size-complex="24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e7072" style:font-size-asian="24pt" style:font-size-complex="24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e7072" officeooo:paragraph-rsid="001e7072" style:font-name-asian="Liberation Mono" style:font-size-asian="24pt" style:font-name-complex="Liberation Mono" style:font-size-complex="24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dff7" officeooo:paragraph-rsid="0020dff7" style:font-name-asian="Liberation Mono" style:font-size-asian="24pt" style:font-name-complex="Liberation Mono" style:font-size-complex="24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0a0946" officeooo:paragraph-rsid="001e7072" style:font-size-asian="18pt" style:font-size-complex="18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20dff7" style:font-name-asian="Liberation Mono" style:font-size-asian="16pt" style:font-name-complex="Liberation Mono" style:font-size-complex="16pt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15" style:family="paragraph" style:parent-style-name="Preformatted_20_Text">
      <style:text-properties officeooo:paragraph-rsid="001e7072"/>
    </style:style>
    <style:style style:name="P16" style:family="paragraph" style:parent-style-name="Preformatted_20_Text">
      <style:text-properties style:font-name="Liberation Mono" fo:font-size="10pt" officeooo:rsid="001e7072" officeooo:paragraph-rsid="001e7072" style:font-name-asian="Liberation Mono" style:font-size-asian="10pt" style:font-name-complex="Liberation Mono" style:font-size-complex="10pt"/>
    </style:style>
    <style:style style:name="P17" style:family="paragraph" style:parent-style-name="Preformatted_20_Text">
      <style:text-properties officeooo:paragraph-rsid="0020dff7"/>
    </style:style>
    <style:style style:name="P18" style:family="paragraph" style:parent-style-name="Preformatted_20_Text">
      <style:text-properties fo:font-size="18pt" officeooo:paragraph-rsid="0020dff7" style:font-size-asian="18pt" style:font-size-complex="18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6698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dff7" style:font-size-asian="24pt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2dd9a" style:font-size-asian="24pt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6698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e7072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dff7" style:font-name-asian="Liberation Mono" style:font-size-asian="24pt" style:font-name-complex="Liberation Mono" style:font-size-complex="24pt"/>
    </style:style>
    <style:style style:name="T1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2dd9a" style:font-name-asian="Liberation Mono" style:font-size-asian="24pt" style:font-name-complex="Liberation Mono" style:font-size-complex="24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5.75pt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dff7" style:font-size-asian="15.75pt" style:font-size-complex="18pt"/>
    </style:style>
    <style:style style:name="T16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0dff7" style:font-size-asian="16pt" style:font-size-complex="16pt"/>
    </style:style>
    <style:style style:name="T17" style:family="text">
      <style:text-properties fo:font-variant="normal" fo:text-transform="none" fo:color="#212121" loext:opacity="100%" style:font-name="Roboto Mono" fo:font-size="16pt" fo:letter-spacing="normal" fo:font-style="normal" fo:font-weight="bold" officeooo:rsid="0020dff7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fo:color="#212121" loext:opacity="100%" style:font-name="Roboto Mono" fo:letter-spacing="normal" fo:font-style="normal" fo:font-weight="normal" officeooo:rsid="0020dff7" style:font-name-asian="Liberation Mono" style:font-name-complex="Liberation Mono"/>
    </style:style>
    <style:style style:name="T19" style:family="text">
      <style:text-properties fo:font-size="36pt" officeooo:rsid="000a0946" style:font-size-asian="36pt" style:font-size-complex="36pt"/>
    </style:style>
    <style:style style:name="T20" style:family="text">
      <style:text-properties fo:font-size="36pt" officeooo:rsid="001d2455" style:font-size-asian="36pt" style:font-size-complex="36pt"/>
    </style:style>
    <style:style style:name="T21" style:family="text">
      <style:text-properties fo:font-size="20pt" officeooo:rsid="00166b60" style:font-size-asian="20pt" style:font-size-complex="20pt"/>
    </style:style>
    <style:style style:name="T22" style:family="text">
      <style:text-properties fo:font-size="20pt" officeooo:rsid="001b6698" style:font-size-asian="20pt" style:font-size-complex="20pt"/>
    </style:style>
    <style:style style:name="T23" style:family="text">
      <style:text-properties fo:font-size="20pt" officeooo:rsid="001d2455" style:font-size-asian="20pt" style:font-size-complex="20pt"/>
    </style:style>
    <style:style style:name="T24" style:family="text">
      <style:text-properties fo:font-size="20pt" officeooo:rsid="001e7072" style:font-size-asian="20pt" style:font-size-complex="20pt"/>
    </style:style>
    <style:style style:name="T25" style:family="text">
      <style:text-properties fo:font-size="20pt" officeooo:rsid="0021e368" style:font-size-asian="20pt" style:font-size-complex="20pt"/>
    </style:style>
    <style:style style:name="T26" style:family="text">
      <style:text-properties officeooo:rsid="0020dff7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officeooo:rsid="0022dd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0">Meredith Brooks</text:span><text:span text:style-name="T19"> – </text:span><text:span text:style-name="T20">Bitch</text:span></text:p>
      <text:p text:style-name="P7"><text:span text:style-name="T21">O</text:span><text:span text:style-name="T22">riginal: </text:span><text:span text:style-name="T23">A</text:span><text:span text:style-name="T22"> <text:s text:c="2"/>Us: </text:span><text:span text:style-name="T24">G <text:s text:c="4"/></text:span><text:span text:style-name="T25">Slow beat</text:span></text:p>
      <text:p text:style-name="P3"><text:span text:style-name="T2">[</text:span><text:span text:style-name="T8">Intro</text:span><text:span text:style-name="T2">] </text:span></text:p>
      <text:p text:style-name="P4"><text:span text:style-name="T3">2 </text:span><text:span text:style-name="T1">bars drums</text:span></text:p>
      <text:p text:style-name="P8">A5 | D5 [2x]</text:p>
      <text:p text:style-name="P1"/>
      <text:p text:style-name="P9">[Verse]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span text:style-name="T12">G</text:span><text:span text:style-name="T9"> <text:s text:c="2"/></text:span><text:span text:style-name="T10">| </text:span><text:span text:style-name="T12">C</text:span><text:span text:style-name="T10"> <text:s/>| </text:span><text:span text:style-name="T12">G</text:span><text:span text:style-name="T10"> | </text:span><text:span text:style-name="T12">C</text:span><text:span text:style-name="T10"> </text:span></text:p>
            <text:p text:style-name="P5"><text:span text:style-name="T12">em</text:span><text:span text:style-name="T10"> <text:s/>| </text:span><text:span text:style-name="T12">am</text:span><text:span text:style-name="T10"> | </text:span><text:span text:style-name="T12">C</text:span><text:span text:style-name="T10"> | </text:span><text:span text:style-name="T12">C</text:span></text:p>
          </table:table-cell>
          <table:table-cell table:style-name="Table1.B1" office:value-type="string">
            <text:p text:style-name="P16"><text:span text:style-name="T4">[</text:span><text:span text:style-name="T1">2x]</text:span></text:p>
            <text:p text:style-name="P16"><text:span text:style-name="T1"/></text:p>
          </table:table-cell>
        </table:table-row>
      </table:table>
      <text:p text:style-name="P5"><text:span text:style-name="T14"><text:s text:c="20"/></text:span><text:span text:style-name="T15">^^ </text:span><text:span text:style-name="T16">2/4 meas first verse </text:span><text:span text:style-name="T17">ONLY</text:span><text:span text:style-name="T2"> </text:span><text:span text:style-name="T13"><text:s/></text:span></text:p>
      <text:p text:style-name="P10">[Chorus]</text:p>
      <text:p text:style-name="P5"><text:span text:style-name="T12">G</text:span><text:span text:style-name="T10"> | </text:span><text:span text:style-name="T12">D</text:span><text:span text:style-name="T10"> | </text:span><text:span text:style-name="T12">a</text:span><text:span text:style-name="T10">m <text:s/>| </text:span><text:span text:style-name="T12">C</text:span><text:span text:style-name="T10"> </text:span></text:p>
      <text:p text:style-name="P5"><text:span text:style-name="T12">G</text:span><text:span text:style-name="T10"> | </text:span><text:span text:style-name="T12">D</text:span><text:span text:style-name="T10"> | </text:span><text:span text:style-name="T12">e</text:span><text:span text:style-name="T10">m <text:s/>| </text:span><text:span text:style-name="T12">C</text:span></text:p>
      <text:p text:style-name="P10"/>
      <text:p text:style-name="P4"><text:span text:style-name="T10">[</text:span><text:span text:style-name="T7">Solos]</text:span></text:p>
      <text:p text:style-name="P5"><text:span text:style-name="T12">G</text:span><text:span text:style-name="T10"> | </text:span><text:span text:style-name="T12">D</text:span><text:span text:style-name="T10"> | </text:span><text:span text:style-name="T12">a</text:span><text:span text:style-name="T10">m <text:s/>| </text:span><text:span text:style-name="T12">C</text:span><text:span text:style-name="T10"> </text:span><text:span text:style-name="T11">[2x]</text:span></text:p>
      <text:p text:style-name="P10"/>
      <text:p text:style-name="P11">[Bridge]<text:span text:style-name="T27"> (follows Solos)</text:span></text:p>
      <text:p text:style-name="P17"><text:span text:style-name="T12">D</text:span><text:span text:style-name="T11"> | </text:span><text:span text:style-name="T12">D</text:span><text:span text:style-name="T11"> <text:s text:c="2"/>| </text:span><text:span text:style-name="T12">e</text:span><text:span text:style-name="T11">m <text:s/>| </text:span><text:span text:style-name="T12">C</text:span></text:p>
      <text:p text:style-name="P17"><text:span text:style-name="T12">D</text:span><text:span text:style-name="T11"> | </text:span><text:span text:style-name="T12">e</text:span><text:span text:style-name="T11">m <text:s/>| </text:span><text:span text:style-name="T12">C</text:span><text:span text:style-name="T11"> <text:s text:c="2"/>| </text:span><text:span text:style-name="T12">C</text:span></text:p>
      <text:p text:style-name="P18"><text:span text:style-name="T18">two more choruses after bridge</text:span></text:p>
      <text:p text:style-name="P13"><text:span text:style-name="T18">Last chorus: vocal &amp; drum only </text:span><text:span text:style-name="T26">(?)</text:span></text:p>
      <text:p text:style-name="P12"/>
      <text:p text:style-name="P2"><text:span text:style-name="T2">[</text:span><text:span text:style-name="T11">Outro</text:span><text:span text:style-name="T2">]: </text:span><text:span text:style-name="T12">G</text:span><text:span text:style-name="T11"> | </text:span><text:span text:style-name="T12">D</text:span><text:span text:style-name="T11"> | </text:span><text:span text:style-name="T12">em</text:span><text:span text:style-name="T11"> | </text:span><text:span text:style-name="T12">C</text:span>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15T19:56:22.349660686</dc:date>
    <meta:editing-duration>P4DT5H16M10S</meta:editing-duration>
    <meta:editing-cycles>21</meta:editing-cycles>
    <meta:generator>LibreOffice/7.0.1.2$MacOSX_X86_64 LibreOffice_project/7cbcfc562f6eb6708b5ff7d7397325de9e764452</meta:generator>
    <meta:document-statistic meta:table-count="1" meta:image-count="0" meta:object-count="0" meta:page-count="1" meta:paragraph-count="21" meta:word-count="100" meta:character-count="394" meta:non-whitespace-character-count="269"/>
  </office:meta>
</office:document-meta>
</file>